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03DB082664D991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6.695cm" fo:min-width="21.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Coarse" draw:textarea-horizontal-align="center" draw:textarea-vertical-align="middle" draw:auto-grow-height="false" draw:fit-to-size="false" fo:min-height="9.495cm" fo:min-width="20.428cm" fo:padding-top="0.131cm" fo:padding-bottom="0.131cm" fo:padding-left="0.25cm" fo:padding-right="0.25cm" fo:wrap-option="wrap" draw:shadow="visible" draw:shadow-offset-x="0cm" draw:shadow-offset-y="0.141cm" draw:shadow-color="#ff3333" draw:shadow-opacity="100%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3333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957cm"/>
    </style:style>
    <style:style style:name="pr5" style:family="presentation" style:parent-style-name="midnightblue-subtitle" style:list-style-name="L2">
      <style:graphic-properties draw:fill-color="#ffffff" draw:auto-grow-height="true" fo:min-height="15.143cm"/>
    </style:style>
    <style:style style:name="pr6" style:family="presentation" style:parent-style-name="midnightblue-subtitle" style:list-style-name="L2">
      <style:graphic-properties draw:fill-color="#ffffff" draw:auto-grow-height="true" fo:min-height="15.143cm"/>
    </style:style>
    <style:style style:name="pr7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3333ff"/>
      <style:text-properties fo:color="#0000ff" style:font-name="Abyssinica SIL1" style:text-underline-style="solid" style:text-underline-width="auto" style:text-und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margin-left="0cm" fo:margin-right="0cm" fo:line-height="15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bitmap" draw:fill-color="#000000" draw:fill-image-name="Coars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ff" style:font-name="Abyssinica SIL1" fo:font-size="72pt" style:text-underline-style="solid" style:text-underline-width="auto" style:text-underline-color="font-color" style:font-size-asian="72pt" style:font-size-complex="72pt"/>
    </style:style>
    <style:style style:name="T2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n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DB Upgrade Named Volumes</text:span></text:p>
          </draw:text-box>
        </draw:frame>
        <draw:custom-shape draw:style-name="gr1" draw:text-style-name="P2" draw:layer="layout" svg:width="21.8cm" svg:height="6.955cm" svg:x="2.6cm" svg:y="7.8cm">
          <text:p/>
          <draw:enhanced-geometry svg:viewBox="0 0 21600 21600" draw:mirror-horizontal="false" draw:mirror-vertical="false" draw:extrusion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Assignment Ans: Named Volumes</text:p>
          </draw:text-box>
        </draw:frame>
        <draw:frame presentation:style-name="pr5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Database Upgrade with Containers</text:p>
              </text:list-item>
              <text:list-item>
                <text:p text:style-name="P4">Create a postgres container with named volume psql_data using version 9+</text:p>
              </text:list-item>
              <text:list-item>
                <text:p text:style-name="P4">Use Docker Hub to learn VOLUME path and other needs</text:p>
              </text:list-item>
              <text:list-item>
                <text:p text:style-name="P4">Check logs </text:p>
              </text:list-item>
              <text:list-item>
                <text:p text:style-name="P4">Stop Contain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Assignment : Named Volumes</text:p>
          </draw:text-box>
        </draw:frame>
        <draw:frame presentation:style-name="pr6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Create a new postgres Container with same named volume using 10.+ version</text:p>
              </text:list-item>
              <text:list-item>
                <text:p text:style-name="P4">Check logs to validate</text:p>
                <text:p text:style-name="P4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ining : Docker</text:p>
          </draw:text-box>
        </draw:frame>
        <draw:frame presentation:style-name="pr7" draw:text-style-name="P3" draw:layer="layout" svg:width="26cm" svg:height="14cm" svg:x="1cm" svg:y="5.5cm" presentation:class="subtitle" presentation:placeholder="true" presentation:user-transformed="true">
          <draw:text-box/>
        </draw:frame>
        <draw:custom-shape draw:style-name="gr3" draw:text-style-name="P7" draw:layer="layout" svg:width="20.927cm" svg:height="9.756cm" svg:x="3.873cm" svg:y="7.4cm">
          <text:p text:style-name="P6"><text:span text:style-name="T2">Thank You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Coarse" xlink:href="Pictures/100000000000005E0000005E03DB082664D9912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9:29:00.285602781</meta:creation-date>
    <dc:date>2018-01-08T00:10:28.347337325</dc:date>
    <meta:editing-duration>PT7H11M3S</meta:editing-duration>
    <meta:editing-cycles>18</meta:editing-cycles>
    <meta:generator>LibreOffice/5.1.6.2$Linux_X86_64 LibreOffice_project/10m0$Build-2</meta:generator>
    <meta:document-statistic meta:object-count="53"/>
  </office:meta>
</office:document-meta>
</file>